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5.089cm" svg:y="2.17cm">
            <draw:object draw:notify-on-update-of-ranges="Sheet1.A1:Sheet1.A3 Sheet1.B1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bel 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bel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bel 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8T13:43:12.083000000</meta:creation-date>
    <dc:date>2020-08-28T13:45:18.344000000</dc:date>
    <meta:editing-duration>PT2M7S</meta:editing-duration>
    <meta:editing-cycles>1</meta:editing-cycles>
    <meta:document-statistic meta:table-count="1" meta:cell-count="6" meta:object-count="1"/>
    <meta:generator>LibreOfficeDev/7.1.0.0.alpha0$Windows_X86_64 LibreOffice_project/1f5ac5b08fd8c1ddadc5f38595a487db2895957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tru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134cm" svg:y="3.703cm" style:legend-expansion="high" chart:style-name="ch2"/>
        <chart:plot-area chart:style-name="ch3" table:cell-range-address="Sheet1.A1:Sheet1.B3" chart:data-source-has-labels="column" svg:x="0.32cm" svg:y="0.18cm" svg:width="13.494cm" svg:height="8.64cm">
          <chart:coordinate-region svg:x="2.65cm" svg:y="0.357cm" svg:width="8.288cm" svg:height="8.288cm"/>
          <chart:axis chart:dimension="x" chart:name="primary-x" chart:style-name="ch4" chartooo:axis-type="auto">
            <chartooo:date-scale/>
            <chart:categories table:cell-range-address="Sheet1.A1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3" chart:class="chart:circle">
            <chart:data-point chart:style-name="ch8" loext:custom-label-pos-x="-0.0961935120945059" loext:custom-label-pos-y="0.209578842093566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bel 1</text:p>
                <draw:g>
                  <svg:desc>Sheet1.A1:Sheet1.A3</svg:desc>
                </draw:g>
              </table:table-cell>
              <table:table-cell office:value-type="float" office:value="2">
                <text:p>2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Lebel 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abel 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Dev/7.1.0.0.alpha0$Windows_X86_64 LibreOffice_project/1f5ac5b08fd8c1ddadc5f38595a487db2895957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